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7b7b7b"/>
    </style:style>
    <style:style style:name="gr2" style:family="graphic" style:parent-style-name="standard">
      <style:graphic-properties svg:stroke-width="0.001cm" svg:stroke-color="#000000" draw:fill-color="#c0c0c0" fo:padding-top="-0.049cm" fo:padding-bottom="-0.049cm" fo:padding-left="-0.049cm" fo:padding-right="-0.049cm"/>
    </style:style>
    <style:style style:name="gr3" style:family="graphic" style:parent-style-name="standard">
      <style:graphic-properties svg:stroke-width="0.1cm" draw:fill-color="#3a3a3a"/>
    </style:style>
    <style:style style:name="gr4" style:family="graphic" style:parent-style-name="standard">
      <style:graphic-properties svg:stroke-width="0.1cm" draw:fill-color="#000000"/>
    </style:style>
    <style:style style:name="gr5" style:family="graphic" style:parent-style-name="standard">
      <style:graphic-properties svg:stroke-width="0.1cm" draw:fill-color="#332f2f"/>
    </style:style>
    <style:style style:name="gr6" style:family="graphic" style:parent-style-name="standard">
      <style:graphic-properties svg:stroke-width="0cm" svg:stroke-color="#10aa00" draw:fill-color="#10aa00" fo:padding-top="-0.05cm" fo:padding-bottom="-0.05cm" fo:padding-left="-0.05cm" fo:padding-right="-0.05cm"/>
    </style:style>
    <style:style style:name="gr7" style:family="graphic" style:parent-style-name="standard">
      <style:graphic-properties svg:stroke-width="0cm" svg:stroke-color="#ea9f00" draw:fill-color="#ea9f00" fo:padding-top="-0.05cm" fo:padding-bottom="-0.05cm" fo:padding-left="-0.05cm" fo:padding-right="-0.05cm"/>
    </style:style>
    <style:style style:name="gr8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9" style:family="graphic" style:parent-style-name="standard">
      <style:graphic-properties svg:stroke-width="0cm" draw:fill-color="#000000" fo:padding-top="-0.05cm" fo:padding-bottom="-0.05cm" fo:padding-left="-0.05cm" fo:padding-right="-0.05cm"/>
    </style:style>
    <style:style style:name="gr10" style:family="graphic" style:parent-style-name="standard">
      <style:graphic-properties svg:stroke-width="0cm" draw:fill-color="#332f2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-5cm"/>
          <draw:glue-point draw:id="8" svg:x="0cm" svg:y="5cm"/>
          <draw:glue-point draw:id="9" svg:x="5cm" svg:y="-5cm"/>
          <draw:glue-point draw:id="10" svg:x="5cm" svg:y="0cm"/>
          <draw:glue-point draw:id="11" svg:x="5cm" svg:y="5cm"/>
          <draw:glue-point draw:id="12" svg:x="0cm" svg:y="0cm"/>
          <draw:rect draw:style-name="gr1" draw:layer="layout" svg:width="24cm" svg:height="2cm" svg:x="0cm" svg:y="0cm">
            <text:p/>
          </draw:rect>
          <draw:rect draw:style-name="gr2" draw:layer="layout" svg:width="1.6cm" svg:height="0.4cm" svg:x="1.6cm" svg:y="0.4cm">
            <text:p/>
          </draw:rect>
          <draw:rect draw:style-name="gr3" draw:layer="layout" svg:width="6cm" svg:height="0.4cm" svg:x="4cm" svg:y="0.4cm">
            <text:p/>
          </draw:rect>
          <draw:rect draw:style-name="gr4" draw:layer="layout" svg:width="4.8cm" svg:height="1.2cm" svg:x="12.4cm" svg:y="0.4cm">
            <text:p/>
          </draw:rect>
          <draw:rect draw:style-name="gr5" draw:layer="layout" svg:width="4cm" svg:height="0.8cm" svg:x="12.6cm" svg:y="0.6cm">
            <text:p/>
          </draw:rect>
          <draw:rect draw:style-name="gr5" draw:layer="layout" svg:width="0.4cm" svg:height="0.8cm" svg:x="16.6cm" svg:y="0.6cm">
            <text:p/>
          </draw:rect>
          <draw:circle draw:style-name="gr6" draw:layer="layout" svg:width="0.104cm" svg:height="0.104cm" svg:x="12.428cm" svg:y="0.428cm">
            <text:p/>
          </draw:circle>
          <draw:circle draw:style-name="gr7" draw:layer="layout" svg:width="0.104cm" svg:height="0.104cm" svg:x="12.428cm" svg:y="1.428cm">
            <text:p/>
          </draw:circle>
          <draw:rect draw:style-name="gr4" draw:layer="layout" svg:width="4.8cm" svg:height="1.2cm" svg:x="18cm" svg:y="0.4cm">
            <text:p/>
          </draw:rect>
          <draw:rect draw:style-name="gr5" draw:layer="layout" svg:width="4cm" svg:height="0.8cm" svg:x="18.2cm" svg:y="0.6cm">
            <text:p/>
          </draw:rect>
          <draw:rect draw:style-name="gr5" draw:layer="layout" svg:width="0.4cm" svg:height="0.8cm" svg:x="22.2cm" svg:y="0.6cm">
            <text:p/>
          </draw:rect>
          <draw:circle draw:style-name="gr6" draw:layer="layout" svg:width="0.104cm" svg:height="0.104cm" svg:x="18.028cm" svg:y="0.428cm">
            <text:p/>
          </draw:circle>
          <draw:circle draw:style-name="gr7" draw:layer="layout" svg:width="0.104cm" svg:height="0.104cm" svg:x="18.028cm" svg:y="1.428cm">
            <text:p/>
          </draw:circle>
          <draw:line draw:style-name="gr8" draw:layer="layout" svg:x1="0.4cm" svg:y1="0cm" svg:x2="0.4cm" svg:y2="2cm">
            <text:p/>
          </draw:line>
          <draw:line draw:style-name="gr8" draw:layer="layout" svg:x1="23.6cm" svg:y1="0cm" svg:x2="23.6cm" svg:y2="2cm">
            <text:p/>
          </draw:line>
          <draw:circle draw:style-name="gr9" draw:layer="layout" svg:width="0.16cm" svg:height="0.16cm" svg:x="0.12cm" svg:y="0.92cm">
            <text:p/>
          </draw:circle>
          <draw:circle draw:style-name="gr9" draw:layer="layout" svg:width="0.16cm" svg:height="0.16cm" svg:x="23.72cm" svg:y="0.92cm">
            <text:p/>
          </draw:circle>
          <draw:circle draw:style-name="gr10" draw:layer="layout" svg:width="0.104cm" svg:height="0.104cm" svg:x="1.148cm" svg:y="1.148cm">
            <text:p/>
          </draw:circle>
          <draw:circle draw:style-name="gr10" draw:layer="layout" svg:width="0.104cm" svg:height="0.104cm" svg:x="1.548cm" svg:y="1.148cm">
            <text:p/>
          </draw:circle>
          <draw:circle draw:style-name="gr10" draw:layer="layout" svg:width="0.104cm" svg:height="0.104cm" svg:x="1.948cm" svg:y="1.148cm">
            <text:p/>
          </draw:circle>
          <draw:circle draw:style-name="gr10" draw:layer="layout" svg:width="0.104cm" svg:height="0.104cm" svg:x="2.348cm" svg:y="1.148cm">
            <text:p/>
          </draw:circle>
          <draw:circle draw:style-name="gr10" draw:layer="layout" svg:width="0.104cm" svg:height="0.104cm" svg:x="2.748cm" svg:y="1.148cm">
            <text:p/>
          </draw:circle>
          <draw:circle draw:style-name="gr10" draw:layer="layout" svg:width="0.104cm" svg:height="0.104cm" svg:x="3.148cm" svg:y="1.148cm">
            <text:p/>
          </draw:circle>
          <draw:circle draw:style-name="gr10" draw:layer="layout" svg:width="0.104cm" svg:height="0.104cm" svg:x="3.548cm" svg:y="1.148cm">
            <text:p/>
          </draw:circle>
          <draw:circle draw:style-name="gr10" draw:layer="layout" svg:width="0.104cm" svg:height="0.104cm" svg:x="3.948cm" svg:y="1.148cm">
            <text:p/>
          </draw:circle>
          <draw:circle draw:style-name="gr10" draw:layer="layout" svg:width="0.104cm" svg:height="0.104cm" svg:x="4.348cm" svg:y="1.148cm">
            <text:p/>
          </draw:circle>
          <draw:circle draw:style-name="gr10" draw:layer="layout" svg:width="0.104cm" svg:height="0.104cm" svg:x="4.748cm" svg:y="1.148cm">
            <text:p/>
          </draw:circle>
          <draw:circle draw:style-name="gr10" draw:layer="layout" svg:width="0.104cm" svg:height="0.104cm" svg:x="5.148cm" svg:y="1.148cm">
            <text:p/>
          </draw:circle>
          <draw:circle draw:style-name="gr10" draw:layer="layout" svg:width="0.104cm" svg:height="0.104cm" svg:x="5.548cm" svg:y="1.148cm">
            <text:p/>
          </draw:circle>
          <draw:circle draw:style-name="gr10" draw:layer="layout" svg:width="0.104cm" svg:height="0.104cm" svg:x="5.948cm" svg:y="1.148cm">
            <text:p/>
          </draw:circle>
          <draw:circle draw:style-name="gr10" draw:layer="layout" svg:width="0.104cm" svg:height="0.104cm" svg:x="6.348cm" svg:y="1.148cm">
            <text:p/>
          </draw:circle>
          <draw:circle draw:style-name="gr10" draw:layer="layout" svg:width="0.104cm" svg:height="0.104cm" svg:x="6.748cm" svg:y="1.148cm">
            <text:p/>
          </draw:circle>
          <draw:circle draw:style-name="gr10" draw:layer="layout" svg:width="0.104cm" svg:height="0.104cm" svg:x="7.148cm" svg:y="1.148cm">
            <text:p/>
          </draw:circle>
          <draw:circle draw:style-name="gr10" draw:layer="layout" svg:width="0.104cm" svg:height="0.104cm" svg:x="7.548cm" svg:y="1.148cm">
            <text:p/>
          </draw:circle>
          <draw:circle draw:style-name="gr10" draw:layer="layout" svg:width="0.104cm" svg:height="0.104cm" svg:x="7.948cm" svg:y="1.148cm">
            <text:p/>
          </draw:circle>
          <draw:circle draw:style-name="gr10" draw:layer="layout" svg:width="0.104cm" svg:height="0.104cm" svg:x="8.348cm" svg:y="1.148cm">
            <text:p/>
          </draw:circle>
          <draw:circle draw:style-name="gr10" draw:layer="layout" svg:width="0.104cm" svg:height="0.104cm" svg:x="8.748cm" svg:y="1.148cm">
            <text:p/>
          </draw:circle>
          <draw:circle draw:style-name="gr10" draw:layer="layout" svg:width="0.104cm" svg:height="0.104cm" svg:x="9.148cm" svg:y="1.148cm">
            <text:p/>
          </draw:circle>
          <draw:circle draw:style-name="gr10" draw:layer="layout" svg:width="0.104cm" svg:height="0.104cm" svg:x="9.548cm" svg:y="1.148cm">
            <text:p/>
          </draw:circle>
          <draw:circle draw:style-name="gr10" draw:layer="layout" svg:width="0.104cm" svg:height="0.104cm" svg:x="9.948cm" svg:y="1.148cm">
            <text:p/>
          </draw:circle>
          <draw:circle draw:style-name="gr10" draw:layer="layout" svg:width="0.104cm" svg:height="0.104cm" svg:x="10.348cm" svg:y="1.148cm">
            <text:p/>
          </draw:circle>
          <draw:circle draw:style-name="gr10" draw:layer="layout" svg:width="0.104cm" svg:height="0.104cm" svg:x="1.148cm" svg:y="1.548cm">
            <text:p/>
          </draw:circle>
          <draw:circle draw:style-name="gr10" draw:layer="layout" svg:width="0.104cm" svg:height="0.104cm" svg:x="1.548cm" svg:y="1.548cm">
            <text:p/>
          </draw:circle>
          <draw:circle draw:style-name="gr10" draw:layer="layout" svg:width="0.104cm" svg:height="0.104cm" svg:x="1.948cm" svg:y="1.548cm">
            <text:p/>
          </draw:circle>
          <draw:circle draw:style-name="gr10" draw:layer="layout" svg:width="0.104cm" svg:height="0.104cm" svg:x="2.348cm" svg:y="1.548cm">
            <text:p/>
          </draw:circle>
          <draw:circle draw:style-name="gr10" draw:layer="layout" svg:width="0.104cm" svg:height="0.104cm" svg:x="2.748cm" svg:y="1.548cm">
            <text:p/>
          </draw:circle>
          <draw:circle draw:style-name="gr10" draw:layer="layout" svg:width="0.104cm" svg:height="0.104cm" svg:x="3.148cm" svg:y="1.548cm">
            <text:p/>
          </draw:circle>
          <draw:circle draw:style-name="gr10" draw:layer="layout" svg:width="0.104cm" svg:height="0.104cm" svg:x="3.548cm" svg:y="1.548cm">
            <text:p/>
          </draw:circle>
          <draw:circle draw:style-name="gr10" draw:layer="layout" svg:width="0.104cm" svg:height="0.104cm" svg:x="3.948cm" svg:y="1.548cm">
            <text:p/>
          </draw:circle>
          <draw:circle draw:style-name="gr10" draw:layer="layout" svg:width="0.104cm" svg:height="0.104cm" svg:x="4.348cm" svg:y="1.548cm">
            <text:p/>
          </draw:circle>
          <draw:circle draw:style-name="gr10" draw:layer="layout" svg:width="0.104cm" svg:height="0.104cm" svg:x="4.748cm" svg:y="1.548cm">
            <text:p/>
          </draw:circle>
          <draw:circle draw:style-name="gr10" draw:layer="layout" svg:width="0.104cm" svg:height="0.104cm" svg:x="5.148cm" svg:y="1.548cm">
            <text:p/>
          </draw:circle>
          <draw:circle draw:style-name="gr10" draw:layer="layout" svg:width="0.104cm" svg:height="0.104cm" svg:x="5.548cm" svg:y="1.548cm">
            <text:p/>
          </draw:circle>
          <draw:circle draw:style-name="gr10" draw:layer="layout" svg:width="0.104cm" svg:height="0.104cm" svg:x="5.948cm" svg:y="1.548cm">
            <text:p/>
          </draw:circle>
          <draw:circle draw:style-name="gr10" draw:layer="layout" svg:width="0.104cm" svg:height="0.104cm" svg:x="6.348cm" svg:y="1.548cm">
            <text:p/>
          </draw:circle>
          <draw:circle draw:style-name="gr10" draw:layer="layout" svg:width="0.104cm" svg:height="0.104cm" svg:x="6.748cm" svg:y="1.548cm">
            <text:p/>
          </draw:circle>
          <draw:circle draw:style-name="gr10" draw:layer="layout" svg:width="0.104cm" svg:height="0.104cm" svg:x="7.148cm" svg:y="1.548cm">
            <text:p/>
          </draw:circle>
          <draw:circle draw:style-name="gr10" draw:layer="layout" svg:width="0.104cm" svg:height="0.104cm" svg:x="7.548cm" svg:y="1.548cm">
            <text:p/>
          </draw:circle>
          <draw:circle draw:style-name="gr10" draw:layer="layout" svg:width="0.104cm" svg:height="0.104cm" svg:x="7.948cm" svg:y="1.548cm">
            <text:p/>
          </draw:circle>
          <draw:circle draw:style-name="gr10" draw:layer="layout" svg:width="0.104cm" svg:height="0.104cm" svg:x="8.348cm" svg:y="1.548cm">
            <text:p/>
          </draw:circle>
          <draw:circle draw:style-name="gr10" draw:layer="layout" svg:width="0.104cm" svg:height="0.104cm" svg:x="8.748cm" svg:y="1.548cm">
            <text:p/>
          </draw:circle>
          <draw:circle draw:style-name="gr10" draw:layer="layout" svg:width="0.104cm" svg:height="0.104cm" svg:x="9.148cm" svg:y="1.548cm">
            <text:p/>
          </draw:circle>
          <draw:circle draw:style-name="gr10" draw:layer="layout" svg:width="0.104cm" svg:height="0.104cm" svg:x="9.548cm" svg:y="1.548cm">
            <text:p/>
          </draw:circle>
          <draw:circle draw:style-name="gr10" draw:layer="layout" svg:width="0.104cm" svg:height="0.104cm" svg:x="9.948cm" svg:y="1.548cm">
            <text:p/>
          </draw:circle>
          <draw:circle draw:style-name="gr10" draw:layer="layout" svg:width="0.104cm" svg:height="0.104cm" svg:x="10.348cm" svg:y="1.548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ServerRack1U</dc:title>
    <meta:creation-date>2011-02-07T16:57:10</meta:creation-date>
    <meta:editing-duration>P0D</meta:editing-duration>
    <meta:editing-cycles>1</meta:editing-cycles>
    <meta:document-statistic meta:object-count="66"/>
    <meta:generator>OpenOffice.org/3.3$Linux OpenOffice.org_project/330m20$Build-9567</meta:generator>
  </office:meta>
</office:document-meta>
</file>